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0000000BE7E81FC73.png" manifest:media-type="image/png"/>
  <manifest:file-entry manifest:full-path="Pictures/100000000000030100000074AB512065.png" manifest:media-type="image/png"/>
  <manifest:file-entry manifest:full-path="Pictures/10000000000003140000009866911876.png" manifest:media-type="image/png"/>
  <manifest:file-entry manifest:full-path="Pictures/1000000000000302000000718838E69F.png" manifest:media-type="image/png"/>
  <manifest:file-entry manifest:full-path="Pictures/10000000000002F200000090EBCBD1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d102"/>
    </style:style>
    <style:style style:name="P2" style:family="paragraph" style:parent-style-name="Standard">
      <style:text-properties officeooo:rsid="001ad102" officeooo:paragraph-rsid="001ad10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1.678in" draw:z-index="0"><draw:image xlink:href="Pictures/1000000000000310000000BE7E81FC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width="6.9252in" svg:height="1.3354in" draw:z-index="1"><draw:image xlink:href="Pictures/1000000000000314000000986691187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6.9252in" svg:height="1.0445in" draw:z-index="2"><draw:image xlink:href="Pictures/100000000000030100000074AB51206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width="6.9252in" svg:height="1.0161in" draw:z-index="3"><draw:image xlink:href="Pictures/1000000000000302000000718838E69F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width="6.9252in" svg:height="1.322in" draw:z-index="4"><draw:image xlink:href="Pictures/10000000000002F200000090EBCBD13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17:30:43.785051300</meta:creation-date>
    <dc:date>2025-04-28T17:49:22.310221700</dc:date>
    <meta:editing-duration>PT18M40S</meta:editing-duration>
    <meta:editing-cycles>1</meta:editing-cycles>
    <meta:generator>LibreOffice/25.2.2.2$Windows_X86_64 LibreOffice_project/7370d4be9e3cf6031a51beef54ff3bda878e3fac</meta:generator>
    <meta:document-statistic meta:table-count="0" meta:image-count="5" meta:object-count="0" meta:page-count="5" meta:paragraph-count="0" meta:word-count="0" meta:character-count="0" meta:non-whitespace-character-count="0"/>
  </office:meta>
</office:document-meta>
</file>